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3" table:default-cell-style-name="Default"/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Amount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Serial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ce1" table:number-columns-repeated="3"/>
          <table:table-cell table:number-columns-repeated="11"/>
        </table:table-row>
        <table:table-row table:style-name="ro1">
          <table:table-cell/>
          <table:table-cell office:value-type="float" office:value="14000" calcext:value-type="float">
            <text:p>140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6062" calcext:value-type="float">
            <text:p>16062</text:p>
          </table:table-cell>
          <table:table-cell table:number-columns-repeated="4"/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Used</text:p>
          </table:table-cell>
          <table:table-cell table:style-name="ce1" office:value-type="string" calcext:value-type="string">
            <text:p>Diff</text:p>
          </table:table-cell>
          <table:table-cell office:value-type="float" office:value="122024" calcext:value-type="float">
            <text:p>122024</text:p>
          </table:table-cell>
          <table:table-cell/>
          <table:table-cell office:value-type="float" office:value="12025" calcext:value-type="float">
            <text:p>12025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113" calcext:value-type="float">
            <text:p>12113</text:p>
          </table:table-cell>
          <table:table-cell table:number-columns-repeated="2"/>
          <table:table-cell office:value-type="float" office:value="11888" calcext:value-type="float">
            <text:p>11888</text:p>
          </table:table-cell>
          <table:table-cell/>
          <table:table-cell office:value-type="float" office:value="210000" calcext:value-type="float">
            <text:p>210000</text:p>
          </table:table-cell>
          <table:table-cell table:style-name="ce2" office:value-type="float" office:value="119537.8" calcext:value-type="float">
            <text:p>119537.8</text:p>
          </table:table-cell>
          <table:table-cell table:style-name="ce2" office:value-type="float" office:value="90462.2" calcext:value-type="float">
            <text:p>90462.2</text:p>
          </table:table-cell>
          <table:table-cell office:value-type="float" office:value="30000" calcext:value-type="float">
            <text:p>30000</text:p>
          </table:table-cell>
          <table:table-cell table:formula="of:=[.M5]-[.L5]" office:value-type="float" office:value="-60462.2" calcext:value-type="float">
            <text:p>-60462.2</text:p>
          </table:table-cell>
          <table:table-cell office:value-type="float" office:value="30000" calcext:value-type="float">
            <text:p>30000</text:p>
          </table:table-cell>
          <table:table-cell table:formula="of:=[.O5]+[.L5]" office:value-type="float" office:value="120462.2" calcext:value-type="float">
            <text:p>120462.2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116" calcext:value-type="float">
            <text:p>12116</text:p>
          </table:table-cell>
          <table:table-cell table:number-columns-repeated="2"/>
          <table:table-cell office:value-type="float" office:value="11938" calcext:value-type="float">
            <text:p>11938</text:p>
          </table:table-cell>
          <table:table-cell/>
          <table:table-cell table:style-name="ce2" office:value-type="float" office:value="91000" calcext:value-type="float">
            <text:p>91000</text:p>
          </table:table-cell>
          <table:table-cell table:style-name="ce2" office:value-type="float" office:value="34279.2" calcext:value-type="float">
            <text:p>34279.2</text:p>
          </table:table-cell>
          <table:table-cell table:style-name="ce2" office:value-type="float" office:value="56720.8" calcext:value-type="float">
            <text:p>56720.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3736" calcext:value-type="float">
            <text:p>13736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2500" calcext:value-type="float">
            <text:p>925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105" calcext:value-type="float">
            <text:p>12105</text:p>
          </table:table-cell>
          <table:table-cell table:number-columns-repeated="4"/>
          <table:table-cell office:value-type="float" office:value="22000" calcext:value-type="float">
            <text:p>22000</text:p>
          </table:table-cell>
          <table:table-cell office:value-type="float" office:value="20000" calcext:value-type="float">
            <text:p>20000</text:p>
          </table:table-cell>
          <table:table-cell table:formula="of:=[.J8]-[.K8]" office:value-type="float" office:value="2000" calcext:value-type="float">
            <text:p>20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100" calcext:value-type="float">
            <text:p>51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5738" calcext:value-type="float">
            <text:p>1573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17" calcext:value-type="float">
            <text:p>4017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115" calcext:value-type="float">
            <text:p>12115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8500" calcext:value-type="float">
            <text:p>185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3096" calcext:value-type="float">
            <text:p>13096</text:p>
          </table:table-cell>
          <table:table-cell table:number-columns-repeated="3"/>
          <table:table-cell office:value-type="string" calcext:value-type="string">
            <text:p>062024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formula="of:=[.J11]-[.K11]" office:value-type="float" office:value="9000" calcext:value-type="float">
            <text:p>9000</text:p>
          </table:table-cell>
          <table:table-cell table:number-columns-repeated="2"/>
          <table:table-cell table:number-columns-repeated="2" office:value-type="float" office:value="1000" calcext:value-type="float">
            <text:p>1000</text:p>
          </table:table-cell>
          <table:table-cell table:formula="of:=[.O11]-[.P11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Budget total</text:p>
          </table:table-cell>
          <table:table-cell table:formula="of:=SUM([.J11:.J17])" office:value-type="float" office:value="70000" calcext:value-type="float">
            <text:p>70000</text:p>
          </table:table-cell>
          <table:table-cell table:formula="of:=SUM([.O11:.O18])" office:value-type="float" office:value="80000" calcext:value-type="float">
            <text:p>80000</text:p>
          </table:table-cell>
        </table:table-row>
        <table:table-row table:style-name="ro1">
          <table:table-cell/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117" calcext:value-type="float">
            <text:p>12117</text:p>
          </table:table-cell>
          <table:table-cell table:number-columns-repeated="3"/>
          <table:table-cell office:value-type="string" calcext:value-type="string">
            <text:p>072024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" calcext:value-type="float">
            <text:p>2000</text:p>
          </table:table-cell>
          <table:table-cell table:formula="of:=[.J12]-[.K12]" office:value-type="float" office:value="8000" calcext:value-type="float">
            <text:p>8000</text:p>
          </table:table-cell>
          <table:table-cell table:number-columns-repeated="2"/>
          <table:table-cell table:number-columns-repeated="2" office:value-type="float" office:value="2000" calcext:value-type="float">
            <text:p>2000</text:p>
          </table:table-cell>
          <table:table-cell table:formula="of:=[.O12]-[.P12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Spent Total</text:p>
          </table:table-cell>
          <table:table-cell table:formula="of:=SUM([.K11:.K17])" office:value-type="float" office:value="39000" calcext:value-type="float">
            <text:p>39000</text:p>
          </table:table-cell>
          <table:table-cell table:formula="of:=SUM([.P11:.P18])" office:value-type="float" office:value="46000" calcext:value-type="float">
            <text:p>46000</text:p>
          </table:table-cell>
        </table:table-row>
        <table:table-row table:style-name="ro1">
          <table:table-cell/>
          <table:table-cell office:value-type="float" office:value="5500" calcext:value-type="float">
            <text:p>55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939" calcext:value-type="float">
            <text:p>12939</text:p>
          </table:table-cell>
          <table:table-cell table:number-columns-repeated="3"/>
          <table:table-cell office:value-type="string" calcext:value-type="string">
            <text:p>082024</text:p>
          </table:table-cell>
          <table:table-cell office:value-type="float" office:value="10000" calcext:value-type="float">
            <text:p>10000</text:p>
          </table:table-cell>
          <table:table-cell office:value-type="float" office:value="3000" calcext:value-type="float">
            <text:p>3000</text:p>
          </table:table-cell>
          <table:table-cell table:formula="of:=[.J13]-[.K13]" office:value-type="float" office:value="7000" calcext:value-type="float">
            <text:p>7000</text:p>
          </table:table-cell>
          <table:table-cell table:number-columns-repeated="2"/>
          <table:table-cell table:number-columns-repeated="2" office:value-type="float" office:value="3000" calcext:value-type="float">
            <text:p>3000</text:p>
          </table:table-cell>
          <table:table-cell table:formula="of:=[.O13]-[.P13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Difference</text:p>
          </table:table-cell>
          <table:table-cell table:formula="of:=[.V11]-[.V12]" office:value-type="float" office:value="31000" calcext:value-type="float">
            <text:p>31000</text:p>
          </table:table-cell>
          <table:table-cell table:formula="of:=[.W11]-[.W12]" office:value-type="float" office:value="34000" calcext:value-type="float">
            <text:p>34000</text:p>
          </table:table-cell>
        </table:table-row>
        <table:table-row table:style-name="ro1">
          <table:table-cell/>
          <table:table-cell office:value-type="float" office:value="145564.48" calcext:value-type="float">
            <text:p>145564.48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1978" calcext:value-type="float">
            <text:p>11978</text:p>
          </table:table-cell>
          <table:table-cell table:number-columns-repeated="3"/>
          <table:table-cell office:value-type="string" calcext:value-type="string">
            <text:p>092024</text:p>
          </table:table-cell>
          <table:table-cell office:value-type="float" office:value="10000" calcext:value-type="float">
            <text:p>10000</text:p>
          </table:table-cell>
          <table:table-cell office:value-type="float" office:value="15000" calcext:value-type="float">
            <text:p>15000</text:p>
          </table:table-cell>
          <table:table-cell table:formula="of:=[.J14]-[.K14]" office:value-type="float" office:value="-5000" calcext:value-type="float">
            <text:p>-5000</text:p>
          </table:table-cell>
          <table:table-cell table:number-columns-repeated="2"/>
          <table:table-cell table:number-columns-repeated="2" office:value-type="float" office:value="4000" calcext:value-type="float">
            <text:p>4000</text:p>
          </table:table-cell>
          <table:table-cell table:formula="of:=[.O14]-[.P1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680" calcext:value-type="float">
            <text:p>2268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815" calcext:value-type="float">
            <text:p>12815</text:p>
          </table:table-cell>
          <table:table-cell table:number-columns-repeated="3"/>
          <table:table-cell office:value-type="string" calcext:value-type="string">
            <text:p>102024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" calcext:value-type="float">
            <text:p>5000</text:p>
          </table:table-cell>
          <table:table-cell table:formula="of:=[.J15]-[.K15]" office:value-type="float" office:value="5000" calcext:value-type="float">
            <text:p>5000</text:p>
          </table:table-cell>
          <table:table-cell table:number-columns-repeated="2"/>
          <table:table-cell table:number-columns-repeated="2" office:value-type="float" office:value="15000" calcext:value-type="float">
            <text:p>15000</text:p>
          </table:table-cell>
          <table:table-cell table:formula="of:=[.O15]-[.P1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6242.55" calcext:value-type="float">
            <text:p>756242.55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017" calcext:value-type="float">
            <text:p>12017</text:p>
          </table:table-cell>
          <table:table-cell table:number-columns-repeated="3"/>
          <table:table-cell office:value-type="string" calcext:value-type="string">
            <text:p>112024</text:p>
          </table:table-cell>
          <table:table-cell office:value-type="float" office:value="10000" calcext:value-type="float">
            <text:p>10000</text:p>
          </table:table-cell>
          <table:table-cell office:value-type="float" office:value="6000" calcext:value-type="float">
            <text:p>6000</text:p>
          </table:table-cell>
          <table:table-cell table:formula="of:=[.J16]-[.K16]" office:value-type="float" office:value="4000" calcext:value-type="float">
            <text:p>4000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office:value-type="float" office:value="6000" calcext:value-type="float">
            <text:p>6000</text:p>
          </table:table-cell>
          <table:table-cell table:formula="of:=[.O16]-[.P1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5398" calcext:value-type="float">
            <text:p>15398</text:p>
          </table:table-cell>
          <table:table-cell table:number-columns-repeated="3"/>
          <table:table-cell office:value-type="string" calcext:value-type="string">
            <text:p>122024</text:p>
          </table:table-cell>
          <table:table-cell office:value-type="float" office:value="10000" calcext:value-type="float">
            <text:p>10000</text:p>
          </table:table-cell>
          <table:table-cell office:value-type="float" office:value="7000" calcext:value-type="float">
            <text:p>7000</text:p>
          </table:table-cell>
          <table:table-cell table:formula="of:=[.J17]-[.K17]" office:value-type="float" office:value="3000" calcext:value-type="float">
            <text:p>3000</text:p>
          </table:table-cell>
          <table:table-cell table:number-columns-repeated="2"/>
          <table:table-cell table:number-columns-repeated="2" office:value-type="float" office:value="7000" calcext:value-type="float">
            <text:p>7000</text:p>
          </table:table-cell>
          <table:table-cell table:formula="of:=[.O17]-[.P1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9237.73" calcext:value-type="float">
            <text:p>1009237.73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3879" calcext:value-type="float">
            <text:p>13879</text:p>
          </table:table-cell>
          <table:table-cell table:number-columns-repeated="3"/>
          <table:table-cell office:value-type="string" calcext:value-type="string">
            <text:p>0120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8]-[.K18]" office:value-type="float" office:value="0" calcext:value-type="float">
            <text:p>0</text:p>
          </table:table-cell>
          <table:table-cell table:number-columns-repeated="2"/>
          <table:table-cell table:formula="of:=10000+32000" office:value-type="float" office:value="42000" calcext:value-type="float">
            <text:p>4200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number-columns-repeated="2" office:value-type="float" office:value="1000" calcext:value-type="float">
            <text:p>1000</text:p>
          </table:table-cell>
          <table:table-cell table:formula="of:=[.T18]-[.U18]" office:value-type="float" office:value="0" calcext:value-type="float">
            <text:p>0</text:p>
          </table:table-cell>
          <table:table-cell table:formula="of:=10000-[.T18]" office:value-type="float" office:value="9000" calcext:value-type="float">
            <text:p>9000</text:p>
          </table:table-cell>
        </table:table-row>
        <table:table-row table:style-name="ro1">
          <table:table-cell/>
          <table:table-cell office:value-type="float" office:value="24800784.48" calcext:value-type="float">
            <text:p>24800784.48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1944" calcext:value-type="float">
            <text:p>11944</text:p>
          </table:table-cell>
          <table:table-cell table:number-columns-repeated="14"/>
          <table:table-cell table:number-columns-repeated="2" office:value-type="float" office:value="2000" calcext:value-type="float">
            <text:p>2000</text:p>
          </table:table-cell>
          <table:table-cell table:formula="of:=[.T19]-[.U19]" office:value-type="float" office:value="0" calcext:value-type="float">
            <text:p>0</text:p>
          </table:table-cell>
          <table:table-cell table:formula="of:=10000-[.T19]" office:value-type="float" office:value="8000" calcext:value-type="float">
            <text:p>8000</text:p>
          </table:table-cell>
        </table:table-row>
        <table:table-row table:style-name="ro1">
          <table:table-cell/>
          <table:table-cell office:value-type="float" office:value="11301351.04" calcext:value-type="float">
            <text:p>11301351.04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1943" calcext:value-type="float">
            <text:p>11943</text:p>
          </table:table-cell>
          <table:table-cell table:number-columns-repeated="4"/>
          <table:table-cell table:formula="of:=SUM([.J11:.J19])" office:value-type="float" office:value="70000" calcext:value-type="float">
            <text:p>70000</text:p>
          </table:table-cell>
          <table:table-cell table:formula="of:=SUM([.K11:.K19])" office:value-type="float" office:value="39000" calcext:value-type="float">
            <text:p>39000</text:p>
          </table:table-cell>
          <table:table-cell office:value-type="float" office:value="31000" calcext:value-type="float">
            <text:p>31000</text:p>
          </table:table-cell>
          <table:table-cell table:number-columns-repeated="7"/>
          <table:table-cell table:number-columns-repeated="2" office:value-type="float" office:value="3000" calcext:value-type="float">
            <text:p>3000</text:p>
          </table:table-cell>
          <table:table-cell table:formula="of:=[.T20]-[.U20]" office:value-type="float" office:value="0" calcext:value-type="float">
            <text:p>0</text:p>
          </table:table-cell>
          <table:table-cell table:formula="of:=10000-[.T20]" office:value-type="float" office:value="7000" calcext:value-type="float">
            <text:p>7000</text:p>
          </table:table-cell>
        </table:table-row>
        <table:table-row table:style-name="ro1">
          <table:table-cell/>
          <table:table-cell office:value-type="float" office:value="291666.67" calcext:value-type="float">
            <text:p>291666.67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6178" calcext:value-type="float">
            <text:p>16178</text:p>
          </table:table-cell>
          <table:table-cell table:number-columns-repeated="14"/>
          <table:table-cell table:number-columns-repeated="2" office:value-type="float" office:value="4000" calcext:value-type="float">
            <text:p>4000</text:p>
          </table:table-cell>
          <table:table-cell table:formula="of:=[.T21]-[.U21]" office:value-type="float" office:value="0" calcext:value-type="float">
            <text:p>0</text:p>
          </table:table-cell>
          <table:table-cell table:formula="of:=10000-[.T21]" office:value-type="float" office:value="6000" calcext:value-type="float">
            <text:p>6000</text:p>
          </table:table-cell>
        </table:table-row>
        <table:table-row table:style-name="ro1">
          <table:table-cell/>
          <table:table-cell office:value-type="float" office:value="59886.34" calcext:value-type="float">
            <text:p>59886.34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637" calcext:value-type="float">
            <text:p>12637</text:p>
          </table:table-cell>
          <table:table-cell table:number-columns-repeated="9"/>
          <table:table-cell table:formula="of:=SUM([.O11:.O19])" office:value-type="float" office:value="80000" calcext:value-type="float">
            <text:p>80000</text:p>
          </table:table-cell>
          <table:table-cell table:style-name="ce3" table:formula="of:=SUM([.P11:.P18])" office:value-type="float" office:value="46000" calcext:value-type="float">
            <text:p>46000</text:p>
          </table:table-cell>
          <table:table-cell table:formula="of:=[.O22]-[.P22]" office:value-type="float" office:value="34000" calcext:value-type="float">
            <text:p>34000</text:p>
          </table:table-cell>
          <table:table-cell table:number-columns-repeated="2"/>
          <table:table-cell table:number-columns-repeated="2" office:value-type="float" office:value="15000" calcext:value-type="float">
            <text:p>15000</text:p>
          </table:table-cell>
          <table:table-cell table:formula="of:=[.T22]-[.U22]" office:value-type="float" office:value="0" calcext:value-type="float">
            <text:p>0</text:p>
          </table:table-cell>
          <table:table-cell table:formula="of:=10000-[.T22]" office:value-type="float" office:value="-5000" calcext:value-type="float">
            <text:p>-5000</text:p>
          </table:table-cell>
        </table:table-row>
        <table:table-row table:style-name="ro1">
          <table:table-cell/>
          <table:table-cell office:value-type="float" office:value="150000" calcext:value-type="float">
            <text:p>1500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033" calcext:value-type="float">
            <text:p>12033</text:p>
          </table:table-cell>
          <table:table-cell table:number-columns-repeated="14"/>
          <table:table-cell table:number-columns-repeated="2" office:value-type="float" office:value="6000" calcext:value-type="float">
            <text:p>6000</text:p>
          </table:table-cell>
          <table:table-cell table:formula="of:=[.T23]-[.U23]" office:value-type="float" office:value="0" calcext:value-type="float">
            <text:p>0</text:p>
          </table:table-cell>
          <table:table-cell table:formula="of:=10000-[.T23]" office:value-type="float" office:value="4000" calcext:value-type="float">
            <text:p>4000</text:p>
          </table:table-cell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396" calcext:value-type="float">
            <text:p>12396</text:p>
          </table:table-cell>
          <table:table-cell table:number-columns-repeated="14"/>
          <table:table-cell table:number-columns-repeated="2" office:value-type="float" office:value="7000" calcext:value-type="float">
            <text:p>7000</text:p>
          </table:table-cell>
          <table:table-cell table:formula="of:=[.T24]-[.U24]" office:value-type="float" office:value="0" calcext:value-type="float">
            <text:p>0</text:p>
          </table:table-cell>
          <table:table-cell table:formula="of:=10000-[.T24]" office:value-type="float" office:value="3000" calcext:value-type="float">
            <text:p>300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397" calcext:value-type="float">
            <text:p>12397</text:p>
          </table:table-cell>
          <table:table-cell table:number-columns-repeated="14"/>
          <table:table-cell table:number-columns-repeated="2" office:value-type="float" office:value="8000" calcext:value-type="float">
            <text:p>8000</text:p>
          </table:table-cell>
          <table:table-cell table:formula="of:=[.T25]-[.U25]" office:value-type="float" office:value="0" calcext:value-type="float">
            <text:p>0</text:p>
          </table:table-cell>
          <table:table-cell table:formula="of:=10000-[.T25]" office:value-type="float" office:value="2000" calcext:value-type="float">
            <text:p>200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4416" calcext:value-type="float">
            <text:p>14416</text:p>
          </table:table-cell>
          <table:table-cell table:number-columns-repeated="14"/>
          <table:table-cell table:number-columns-repeated="2" office:value-type="float" office:value="2000" calcext:value-type="float">
            <text:p>2000</text:p>
          </table:table-cell>
          <table:table-cell table:formula="of:=[.T26]-[.U26]" office:value-type="float" office:value="0" calcext:value-type="float">
            <text:p>0</text:p>
          </table:table-cell>
          <table:table-cell table:formula="of:=10000-[.T26]" office:value-type="float" office:value="8000" calcext:value-type="float">
            <text:p>8000</text:p>
          </table:table-cell>
        </table:table-row>
        <table:table-row table:style-name="ro1">
          <table:table-cell/>
          <table:table-cell office:value-type="float" office:value="215000" calcext:value-type="float">
            <text:p>2150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916" calcext:value-type="float">
            <text:p>12916</text:p>
          </table:table-cell>
          <table:table-cell table:number-columns-repeated="9"/>
          <table:table-cell table:formula="of:=SUM([.O11:.O20])" office:value-type="float" office:value="80000" calcext:value-type="float">
            <text:p>80000</text:p>
          </table:table-cell>
          <table:table-cell table:formula="of:=SUM([.P11:.P20])" office:value-type="float" office:value="46000" calcext:value-type="float">
            <text:p>46000</text:p>
          </table:table-cell>
          <table:table-cell table:number-columns-repeated="3"/>
          <table:table-cell table:formula="of:=10000+42000" office:value-type="float" office:value="52000" calcext:value-type="float">
            <text:p>52000</text:p>
          </table:table-cell>
          <table:table-cell table:number-columns-repeated="2"/>
          <table:table-cell table:formula="of:=10000-[.T27]" office:value-type="float" office:value="-42000" calcext:value-type="float">
            <text:p>-4200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972" calcext:value-type="float">
            <text:p>12972</text:p>
          </table:table-cell>
          <table:table-cell table:number-columns-repeated="1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022" calcext:value-type="float">
            <text:p>12022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550" calcext:value-type="float">
            <text:p>155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057" calcext:value-type="float">
            <text:p>12057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600" calcext:value-type="float">
            <text:p>706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094" calcext:value-type="float">
            <text:p>12094</text:p>
          </table:table-cell>
          <table:table-cell table:number-columns-repeated="9"/>
          <table:table-cell office:value-type="float" office:value="80000" calcext:value-type="float">
            <text:p>80000</text:p>
          </table:table-cell>
          <table:table-cell table:number-columns-repeated="4"/>
          <table:table-cell table:formula="of:=SUM([.T18:.T29])" office:value-type="float" office:value="100000" calcext:value-type="float">
            <text:p>100000</text:p>
          </table:table-cell>
          <table:table-cell table:formula="of:=SUM([.U18:.U29])" office:value-type="float" office:value="48000" calcext:value-type="float">
            <text:p>48000</text:p>
          </table:table-cell>
          <table:table-cell table:formula="of:=[.T31]-[.U31]" office:value-type="float" office:value="52000" calcext:value-type="float">
            <text:p>52000</text:p>
          </table:table-cell>
          <table:table-cell table:formula="of:=SUM([.W18:.W2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5318" calcext:value-type="float">
            <text:p>1531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923" calcext:value-type="float">
            <text:p>12923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924" calcext:value-type="float">
            <text:p>12924</text:p>
          </table:table-cell>
          <table:table-cell table:number-columns-repeated="1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3656" calcext:value-type="float">
            <text:p>13656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3784" calcext:value-type="float">
            <text:p>13784</text:p>
          </table:table-cell>
          <table:table-cell table:number-columns-repeated="14"/>
          <table:table-cell table:formula="of:=SUM([.T18:.T27])" office:value-type="float" office:value="100000" calcext:value-type="float">
            <text:p>100000</text:p>
          </table:table-cell>
          <table:table-cell table:formula="of:=SUM([.U18:.U27])" office:value-type="float" office:value="48000" calcext:value-type="float">
            <text:p>48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78697" calcext:value-type="float">
            <text:p>1778697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1932" calcext:value-type="float">
            <text:p>11932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500" calcext:value-type="float">
            <text:p>65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178" calcext:value-type="float">
            <text:p>1217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36500" calcext:value-type="float">
            <text:p>1365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043" calcext:value-type="float">
            <text:p>12043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4056" calcext:value-type="float">
            <text:p>14056</text:p>
          </table:table-cell>
          <table:table-cell table:number-columns-repeated="14"/>
          <table:table-cell office:value-type="float" office:value="80000" calcext:value-type="float">
            <text:p>80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044" calcext:value-type="float">
            <text:p>1204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70510" calcext:value-type="float">
            <text:p>27051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045" calcext:value-type="float">
            <text:p>12045</text:p>
          </table:table-cell>
          <table:table-cell table:number-columns-repeated="1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047" calcext:value-type="float">
            <text:p>12047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048" calcext:value-type="float">
            <text:p>1204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050" calcext:value-type="float">
            <text:p>12050</text:p>
          </table:table-cell>
          <table:table-cell table:number-columns-repeated="1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5758" calcext:value-type="float">
            <text:p>157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39392.39" calcext:value-type="float">
            <text:p>639392.39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061" calcext:value-type="float">
            <text:p>1206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049" calcext:value-type="float">
            <text:p>12049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6067" calcext:value-type="float">
            <text:p>16067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687.95" calcext:value-type="float">
            <text:p>8687.95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1915" calcext:value-type="float">
            <text:p>11915</text:p>
          </table:table-cell>
          <table:table-cell table:number-columns-repeated="1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6060" calcext:value-type="float">
            <text:p>1606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6061" calcext:value-type="float">
            <text:p>1606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1888" calcext:value-type="float">
            <text:p>118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3000" calcext:value-type="float">
            <text:p>130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1938" calcext:value-type="float">
            <text:p>1193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4270.8" calcext:value-type="float">
            <text:p>74270.8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1937" calcext:value-type="float">
            <text:p>11937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3696" calcext:value-type="float">
            <text:p>13696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1887" calcext:value-type="float">
            <text:p>11887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130" calcext:value-type="float">
            <text:p>1213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720723.57" calcext:value-type="float">
            <text:p>2720723.57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064" calcext:value-type="float">
            <text:p>1206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257013.88" calcext:value-type="float">
            <text:p>1257013.88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070" calcext:value-type="float">
            <text:p>1207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409.24" calcext:value-type="float">
            <text:p>80409.24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1931" calcext:value-type="float">
            <text:p>1193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84406.04" calcext:value-type="float">
            <text:p>184406.04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1913" calcext:value-type="float">
            <text:p>11913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10075" calcext:value-type="float">
            <text:p>310075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1977" calcext:value-type="float">
            <text:p>11977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3558" calcext:value-type="float">
            <text:p>135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3616" calcext:value-type="float">
            <text:p>13616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086" calcext:value-type="float">
            <text:p>12086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41000" calcext:value-type="float">
            <text:p>7410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091" calcext:value-type="float">
            <text:p>1209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5239" calcext:value-type="float">
            <text:p>15239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50000" calcext:value-type="float">
            <text:p>5500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099" calcext:value-type="float">
            <text:p>12099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492863.54" calcext:value-type="float">
            <text:p>2492863.54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1954" calcext:value-type="float">
            <text:p>11954</text:p>
          </table:table-cell>
          <table:table-cell table:number-columns-repeated="1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4516" calcext:value-type="float">
            <text:p>14516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3000" calcext:value-type="float">
            <text:p>330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954" calcext:value-type="float">
            <text:p>1295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900" calcext:value-type="float">
            <text:p>59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409" calcext:value-type="float">
            <text:p>12409</text:p>
          </table:table-cell>
          <table:table-cell table:number-columns-repeated="1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951" calcext:value-type="float">
            <text:p>12951</text:p>
          </table:table-cell>
          <table:table-cell table:number-columns-repeated="1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952" calcext:value-type="float">
            <text:p>12952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21230" calcext:value-type="float">
            <text:p>12123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941" calcext:value-type="float">
            <text:p>1294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70000" calcext:value-type="float">
            <text:p>1700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110" calcext:value-type="float">
            <text:p>121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111" calcext:value-type="float">
            <text:p>1211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112" calcext:value-type="float">
            <text:p>12112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938" calcext:value-type="float">
            <text:p>1293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2000" calcext:value-type="float">
            <text:p>220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937" calcext:value-type="float">
            <text:p>12937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5034.88" calcext:value-type="float">
            <text:p>55034.88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1988" calcext:value-type="float">
            <text:p>119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9007.63" calcext:value-type="float">
            <text:p>49007.63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537" calcext:value-type="float">
            <text:p>12537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51516" calcext:value-type="float">
            <text:p>351516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1995" calcext:value-type="float">
            <text:p>11995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50000" calcext:value-type="float">
            <text:p>2500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3077" calcext:value-type="float">
            <text:p>13077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051" calcext:value-type="float">
            <text:p>1205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974" calcext:value-type="float">
            <text:p>1297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3976" calcext:value-type="float">
            <text:p>13976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3956" calcext:value-type="float">
            <text:p>13956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4000" calcext:value-type="float">
            <text:p>140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395" calcext:value-type="float">
            <text:p>12395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964" calcext:value-type="float">
            <text:p>1296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399" calcext:value-type="float">
            <text:p>12399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971" calcext:value-type="float">
            <text:p>1297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054" calcext:value-type="float">
            <text:p>1205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414" calcext:value-type="float">
            <text:p>1241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398" calcext:value-type="float">
            <text:p>1239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500" calcext:value-type="float">
            <text:p>65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922" calcext:value-type="float">
            <text:p>12922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3720" calcext:value-type="float">
            <text:p>1372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970" calcext:value-type="float">
            <text:p>1297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3998" calcext:value-type="float">
            <text:p>1399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000" calcext:value-type="float">
            <text:p>900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875" calcext:value-type="float">
            <text:p>12875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5000" calcext:value-type="float">
            <text:p>750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093" calcext:value-type="float">
            <text:p>12093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2130" calcext:value-type="float">
            <text:p>4213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036" calcext:value-type="float">
            <text:p>12036</text:p>
          </table:table-cell>
          <table:table-cell table:number-columns-repeated="1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3719" calcext:value-type="float">
            <text:p>13719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20000" calcext:value-type="float">
            <text:p>1200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5278" calcext:value-type="float">
            <text:p>15278</text:p>
          </table:table-cell>
          <table:table-cell table:number-columns-repeated="1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034" calcext:value-type="float">
            <text:p>1203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921" calcext:value-type="float">
            <text:p>1292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850000" calcext:value-type="float">
            <text:p>18500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1903" calcext:value-type="float">
            <text:p>11903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36000" calcext:value-type="float">
            <text:p>1360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1939" calcext:value-type="float">
            <text:p>11939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7056" calcext:value-type="float">
            <text:p>17056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035" calcext:value-type="float">
            <text:p>12035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3500" calcext:value-type="float">
            <text:p>835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038" calcext:value-type="float">
            <text:p>1203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6065" calcext:value-type="float">
            <text:p>16065</text:p>
          </table:table-cell>
          <table:table-cell table:number-columns-repeated="1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405" calcext:value-type="float">
            <text:p>12405</text:p>
          </table:table-cell>
          <table:table-cell table:number-columns-repeated="1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963" calcext:value-type="float">
            <text:p>12963</text:p>
          </table:table-cell>
          <table:table-cell table:number-columns-repeated="1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959" calcext:value-type="float">
            <text:p>12959</text:p>
          </table:table-cell>
          <table:table-cell table:number-columns-repeated="1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410" calcext:value-type="float">
            <text:p>12410</text:p>
          </table:table-cell>
          <table:table-cell table:number-columns-repeated="1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413" calcext:value-type="float">
            <text:p>12413</text:p>
          </table:table-cell>
          <table:table-cell table:number-columns-repeated="1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015" calcext:value-type="float">
            <text:p>12015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8000" calcext:value-type="float">
            <text:p>180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018" calcext:value-type="float">
            <text:p>1201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2500" calcext:value-type="float">
            <text:p>925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021" calcext:value-type="float">
            <text:p>1202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4176" calcext:value-type="float">
            <text:p>14176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4116" calcext:value-type="float">
            <text:p>14116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7000" calcext:value-type="float">
            <text:p>170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919" calcext:value-type="float">
            <text:p>12919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2500" calcext:value-type="float">
            <text:p>125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1961" calcext:value-type="float">
            <text:p>1196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0000" calcext:value-type="float">
            <text:p>2000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1878" calcext:value-type="float">
            <text:p>1187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1877" calcext:value-type="float">
            <text:p>11877</text:p>
          </table:table-cell>
          <table:table-cell table:number-columns-repeated="1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169" calcext:value-type="float">
            <text:p>12169</text:p>
          </table:table-cell>
          <table:table-cell table:number-columns-repeated="1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4316" calcext:value-type="float">
            <text:p>14316</text:p>
          </table:table-cell>
          <table:table-cell table:number-columns-repeated="1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4958" calcext:value-type="float">
            <text:p>149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6139" calcext:value-type="float">
            <text:p>16139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4375" calcext:value-type="float">
            <text:p>24375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5258" calcext:value-type="float">
            <text:p>15258</text:p>
          </table:table-cell>
          <table:table-cell table:number-columns-repeated="1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3997" calcext:value-type="float">
            <text:p>13997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2500" calcext:value-type="float">
            <text:p>125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3996" calcext:value-type="float">
            <text:p>13996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2000" calcext:value-type="float">
            <text:p>520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4896" calcext:value-type="float">
            <text:p>14896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5104" calcext:value-type="float">
            <text:p>15104</text:p>
          </table:table-cell>
          <table:table-cell table:number-columns-repeated="1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6064" calcext:value-type="float">
            <text:p>1606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1912" calcext:value-type="float">
            <text:p>11912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97867" calcext:value-type="float">
            <text:p>497867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1910" calcext:value-type="float">
            <text:p>119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6138" calcext:value-type="float">
            <text:p>1613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246055.42" calcext:value-type="float">
            <text:p>1246055.42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1940" calcext:value-type="float">
            <text:p>1194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5678.08" calcext:value-type="float">
            <text:p>45678.08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5779" calcext:value-type="float">
            <text:p>15779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9000" calcext:value-type="float">
            <text:p>190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5780" calcext:value-type="float">
            <text:p>157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7750" calcext:value-type="float">
            <text:p>2775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5778" calcext:value-type="float">
            <text:p>1577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750" calcext:value-type="float">
            <text:p>475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1935" calcext:value-type="float">
            <text:p>11935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10257.86" calcext:value-type="float">
            <text:p>210257.86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3878" calcext:value-type="float">
            <text:p>13878</text:p>
          </table:table-cell>
          <table:table-cell table:number-columns-repeated="1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412" calcext:value-type="float">
            <text:p>12412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500" calcext:value-type="float">
            <text:p>105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132" calcext:value-type="float">
            <text:p>12132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019.12" calcext:value-type="float">
            <text:p>50019.12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6119" calcext:value-type="float">
            <text:p>16119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686.61" calcext:value-type="float">
            <text:p>3686.61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315" calcext:value-type="float">
            <text:p>12315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15736.6" calcext:value-type="float">
            <text:p>615736.6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1918" calcext:value-type="float">
            <text:p>1191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4336.78" calcext:value-type="float">
            <text:p>24336.78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1928" calcext:value-type="float">
            <text:p>1192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34878.8" calcext:value-type="float">
            <text:p>134878.8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1923" calcext:value-type="float">
            <text:p>11923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4162.61" calcext:value-type="float">
            <text:p>44162.61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6118" calcext:value-type="float">
            <text:p>1611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7431.79" calcext:value-type="float">
            <text:p>57431.79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1925" calcext:value-type="float">
            <text:p>11925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355741.49" calcext:value-type="float">
            <text:p>1355741.49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138" calcext:value-type="float">
            <text:p>1213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1438.63" calcext:value-type="float">
            <text:p>501438.63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1947" calcext:value-type="float">
            <text:p>11947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337.53" calcext:value-type="float">
            <text:p>3337.53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3356" calcext:value-type="float">
            <text:p>13356</text:p>
          </table:table-cell>
          <table:table-cell table:number-columns-repeated="1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968" calcext:value-type="float">
            <text:p>12968</text:p>
          </table:table-cell>
          <table:table-cell table:number-columns-repeated="1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979" calcext:value-type="float">
            <text:p>12979</text:p>
          </table:table-cell>
          <table:table-cell table:number-columns-repeated="1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967" calcext:value-type="float">
            <text:p>12967</text:p>
          </table:table-cell>
          <table:table-cell table:number-columns-repeated="1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965" calcext:value-type="float">
            <text:p>12965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978" calcext:value-type="float">
            <text:p>1297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50" calcext:value-type="float">
            <text:p>85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355" calcext:value-type="float">
            <text:p>12355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932" calcext:value-type="float">
            <text:p>12932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180" calcext:value-type="float">
            <text:p>121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3476" calcext:value-type="float">
            <text:p>13476</text:p>
          </table:table-cell>
          <table:table-cell table:number-columns-repeated="1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3778" calcext:value-type="float">
            <text:p>1377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100" calcext:value-type="float">
            <text:p>31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1934" calcext:value-type="float">
            <text:p>1193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795" calcext:value-type="float">
            <text:p>12795</text:p>
          </table:table-cell>
          <table:table-cell table:number-columns-repeated="1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5378" calcext:value-type="float">
            <text:p>15378</text:p>
          </table:table-cell>
          <table:table-cell table:number-columns-repeated="1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357" calcext:value-type="float">
            <text:p>12357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750" calcext:value-type="float">
            <text:p>175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6038" calcext:value-type="float">
            <text:p>16038</text:p>
          </table:table-cell>
          <table:table-cell table:number-columns-repeated="1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6066" calcext:value-type="float">
            <text:p>16066</text:p>
          </table:table-cell>
          <table:table-cell table:number-columns-repeated="1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4938" calcext:value-type="float">
            <text:p>1493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7500" calcext:value-type="float">
            <text:p>275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5440" calcext:value-type="float">
            <text:p>1544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1876" calcext:value-type="float">
            <text:p>11876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50000" calcext:value-type="float">
            <text:p>2500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735" calcext:value-type="float">
            <text:p>12735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30859.48" calcext:value-type="float">
            <text:p>930859.48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1920" calcext:value-type="float">
            <text:p>1192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42112.06" calcext:value-type="float">
            <text:p>142112.06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071" calcext:value-type="float">
            <text:p>1207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870612.41" calcext:value-type="float">
            <text:p>8870612.41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1916" calcext:value-type="float">
            <text:p>11916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0000" calcext:value-type="float">
            <text:p>2000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1875" calcext:value-type="float">
            <text:p>11875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53192.81" calcext:value-type="float">
            <text:p>453192.81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1926" calcext:value-type="float">
            <text:p>11926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413139.68" calcext:value-type="float">
            <text:p>2413139.68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1922" calcext:value-type="float">
            <text:p>11922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23288.81" calcext:value-type="float">
            <text:p>523288.81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1921" calcext:value-type="float">
            <text:p>1192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68721.17" calcext:value-type="float">
            <text:p>1068721.17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1924" calcext:value-type="float">
            <text:p>1192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540" calcext:value-type="float">
            <text:p>154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3877" calcext:value-type="float">
            <text:p>13877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765" calcext:value-type="float">
            <text:p>2765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3876" calcext:value-type="float">
            <text:p>13876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6063" calcext:value-type="float">
            <text:p>16063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200" calcext:value-type="float">
            <text:p>72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088" calcext:value-type="float">
            <text:p>120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616.79" calcext:value-type="float">
            <text:p>3616.79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276" calcext:value-type="float">
            <text:p>12276</text:p>
          </table:table-cell>
          <table:table-cell table:number-columns-repeated="1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025" calcext:value-type="float">
            <text:p>12025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2000" calcext:value-type="float">
            <text:p>220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102" calcext:value-type="float">
            <text:p>12102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9440" calcext:value-type="float">
            <text:p>2944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942" calcext:value-type="float">
            <text:p>12942</text:p>
          </table:table-cell>
          <table:table-cell table:number-columns-repeated="1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122" calcext:value-type="float">
            <text:p>12122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126" calcext:value-type="float">
            <text:p>12126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1598" calcext:value-type="float">
            <text:p>1159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1597" calcext:value-type="float">
            <text:p>11597</text:p>
          </table:table-cell>
          <table:table-cell table:number-columns-repeated="1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5438" calcext:value-type="float">
            <text:p>1543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6059" calcext:value-type="float">
            <text:p>16059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0000" calcext:value-type="float">
            <text:p>2000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6068" calcext:value-type="float">
            <text:p>1606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61221.66" calcext:value-type="float">
            <text:p>461221.66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915" calcext:value-type="float">
            <text:p>12915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1667" calcext:value-type="float">
            <text:p>91667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1981" calcext:value-type="float">
            <text:p>1198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17.07" calcext:value-type="float">
            <text:p>8017.07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4276" calcext:value-type="float">
            <text:p>14276</text:p>
          </table:table-cell>
          <table:table-cell table:number-columns-repeated="1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097" calcext:value-type="float">
            <text:p>12097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3599.59" calcext:value-type="float">
            <text:p>103599.59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1899" calcext:value-type="float">
            <text:p>11899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62793.81" calcext:value-type="float">
            <text:p>662793.81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1890" calcext:value-type="float">
            <text:p>1189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9587.26" calcext:value-type="float">
            <text:p>19587.26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1897" calcext:value-type="float">
            <text:p>11897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670849" calcext:value-type="float">
            <text:p>1670849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1898" calcext:value-type="float">
            <text:p>1189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63858" calcext:value-type="float">
            <text:p>163858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5619" calcext:value-type="float">
            <text:p>15619</text:p>
          </table:table-cell>
          <table:table-cell table:number-columns-repeated="1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6199" calcext:value-type="float">
            <text:p>16199</text:p>
          </table:table-cell>
          <table:table-cell table:number-columns-repeated="1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775" calcext:value-type="float">
            <text:p>12775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1583" calcext:value-type="float">
            <text:p>11583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5598" calcext:value-type="float">
            <text:p>1559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6666.67" calcext:value-type="float">
            <text:p>16666.67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1984" calcext:value-type="float">
            <text:p>1198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50" calcext:value-type="float">
            <text:p>85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167" calcext:value-type="float">
            <text:p>12167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1893" calcext:value-type="float">
            <text:p>11893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188.88" calcext:value-type="float">
            <text:p>2188.88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856" calcext:value-type="float">
            <text:p>12856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1990" calcext:value-type="float">
            <text:p>1199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515" calcext:value-type="float">
            <text:p>12515</text:p>
          </table:table-cell>
          <table:table-cell table:number-columns-repeated="1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004" calcext:value-type="float">
            <text:p>1200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4748.36" calcext:value-type="float">
            <text:p>54748.36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1942" calcext:value-type="float">
            <text:p>11942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1993" calcext:value-type="float">
            <text:p>11993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536" calcext:value-type="float">
            <text:p>12536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927" calcext:value-type="float">
            <text:p>12927</text:p>
          </table:table-cell>
          <table:table-cell table:number-columns-repeated="1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000" calcext:value-type="float">
            <text:p>1200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21020.11" calcext:value-type="float">
            <text:p>121020.11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1949" calcext:value-type="float">
            <text:p>11949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335" calcext:value-type="float">
            <text:p>12335</text:p>
          </table:table-cell>
          <table:table-cell table:number-columns-repeated="1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3761" calcext:value-type="float">
            <text:p>13761</text:p>
          </table:table-cell>
          <table:table-cell table:number-columns-repeated="1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3760" calcext:value-type="float">
            <text:p>13760</text:p>
          </table:table-cell>
          <table:table-cell table:number-columns-repeated="1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3758" calcext:value-type="float">
            <text:p>137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3763" calcext:value-type="float">
            <text:p>13763</text:p>
          </table:table-cell>
          <table:table-cell table:number-columns-repeated="1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418" calcext:value-type="float">
            <text:p>12418</text:p>
          </table:table-cell>
          <table:table-cell table:number-columns-repeated="1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5018" calcext:value-type="float">
            <text:p>15018</text:p>
          </table:table-cell>
          <table:table-cell table:number-columns-repeated="1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135" calcext:value-type="float">
            <text:p>12135</text:p>
          </table:table-cell>
          <table:table-cell table:number-columns-repeated="1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176" calcext:value-type="float">
            <text:p>12176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345" calcext:value-type="float">
            <text:p>1345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090" calcext:value-type="float">
            <text:p>12090</text:p>
          </table:table-cell>
          <table:table-cell table:number-columns-repeated="1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026" calcext:value-type="float">
            <text:p>12026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500" calcext:value-type="float">
            <text:p>55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098" calcext:value-type="float">
            <text:p>1209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175" calcext:value-type="float">
            <text:p>12175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3816" calcext:value-type="float">
            <text:p>13816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1994" calcext:value-type="float">
            <text:p>1199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929" calcext:value-type="float">
            <text:p>12929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005" calcext:value-type="float">
            <text:p>12005</text:p>
          </table:table-cell>
          <table:table-cell table:number-columns-repeated="1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3256" calcext:value-type="float">
            <text:p>13256</text:p>
          </table:table-cell>
          <table:table-cell table:number-columns-repeated="1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4157" calcext:value-type="float">
            <text:p>14157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360" calcext:value-type="float">
            <text:p>1236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711.04" calcext:value-type="float">
            <text:p>6711.04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275" calcext:value-type="float">
            <text:p>12275</text:p>
          </table:table-cell>
          <table:table-cell table:number-columns-repeated="1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3769" calcext:value-type="float">
            <text:p>13769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595" calcext:value-type="float">
            <text:p>12595</text:p>
          </table:table-cell>
          <table:table-cell table:number-columns-repeated="1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3772" calcext:value-type="float">
            <text:p>13772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3770" calcext:value-type="float">
            <text:p>1377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3768" calcext:value-type="float">
            <text:p>13768</text:p>
          </table:table-cell>
          <table:table-cell table:number-columns-repeated="1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3774" calcext:value-type="float">
            <text:p>1377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986" calcext:value-type="float">
            <text:p>12986</text:p>
          </table:table-cell>
          <table:table-cell table:number-columns-repeated="1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1905" calcext:value-type="float">
            <text:p>11905</text:p>
          </table:table-cell>
          <table:table-cell table:number-columns-repeated="1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896" calcext:value-type="float">
            <text:p>12896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635" calcext:value-type="float">
            <text:p>12635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136" calcext:value-type="float">
            <text:p>12136</text:p>
          </table:table-cell>
          <table:table-cell table:number-columns-repeated="1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1952" calcext:value-type="float">
            <text:p>11952</text:p>
          </table:table-cell>
          <table:table-cell table:number-columns-repeated="1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6039" calcext:value-type="float">
            <text:p>16039</text:p>
          </table:table-cell>
          <table:table-cell table:number-columns-repeated="1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027" calcext:value-type="float">
            <text:p>12027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101" calcext:value-type="float">
            <text:p>1210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5366.55" calcext:value-type="float">
            <text:p>75366.55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177" calcext:value-type="float">
            <text:p>12177</text:p>
          </table:table-cell>
          <table:table-cell table:number-columns-repeated="1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940" calcext:value-type="float">
            <text:p>12940</text:p>
          </table:table-cell>
          <table:table-cell table:number-columns-repeated="1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995" calcext:value-type="float">
            <text:p>12995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60000" calcext:value-type="float">
            <text:p>1600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1997" calcext:value-type="float">
            <text:p>11997</text:p>
          </table:table-cell>
          <table:table-cell table:number-columns-repeated="1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931" calcext:value-type="float">
            <text:p>1293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2000" calcext:value-type="float">
            <text:p>220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1996" calcext:value-type="float">
            <text:p>11996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0000" calcext:value-type="float">
            <text:p>2000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1998" calcext:value-type="float">
            <text:p>11998</text:p>
          </table:table-cell>
          <table:table-cell table:number-columns-repeated="1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003" calcext:value-type="float">
            <text:p>12003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5500" calcext:value-type="float">
            <text:p>455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1941" calcext:value-type="float">
            <text:p>1194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34000" calcext:value-type="float">
            <text:p>33400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2041" calcext:value-type="float">
            <text:p>1204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8750" calcext:value-type="float">
            <text:p>18750</text:p>
          </table:table-cell>
          <table:table-cell office:value-type="float" office:value="0" calcext:value-type="float">
            <text:p>0</text:p>
          </table:table-cell>
          <table:table-cell office:value-type="float" office:value="12025" calcext:value-type="float">
            <text:p>12025</text:p>
          </table:table-cell>
          <table:table-cell office:value-type="float" office:value="16058" calcext:value-type="float">
            <text:p>16058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0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0T09:12:29.093000000</meta:creation-date>
    <dc:date>2025-01-20T14:42:15.757000000</dc:date>
    <meta:editing-duration>PT3M51S</meta:editing-duration>
    <meta:editing-cycles>1</meta:editing-cycles>
    <meta:document-statistic meta:table-count="1" meta:cell-count="1222" meta:object-count="0"/>
    <meta:generator>LibreOffice/24.8.4.2$Windows_X86_64 LibreOffice_project/bb3cfa12c7b1bf994ecc5649a80400d06cd71002</meta:generator>
  </office:meta>
</office:document-meta>
</file>